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3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4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86663"/>
    </style:style>
    <style:style style:name="P6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7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8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0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1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2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1a92f2" officeooo:paragraph-rsid="001a92f2"/>
    </style:style>
    <style:style style:name="P15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6" style:family="paragraph" style:parent-style-name="LO-normal" style:list-style-name="L2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18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P19" style:family="paragraph" style:parent-style-name="LO-normal" style:list-style-name="L2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8666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86663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b34d2" style:font-size-asian="10pt" style:font-size-complex="10pt"/>
    </style:style>
    <style:style style:name="T16" style:family="text">
      <style:text-properties fo:font-size="10pt" officeooo:rsid="000c8245" style:font-size-asian="10pt" style:font-size-complex="10pt"/>
    </style:style>
    <style:style style:name="T17" style:family="text">
      <style:text-properties fo:font-size="10pt" officeooo:rsid="000b3e23" style:font-size-asian="10pt" style:font-size-complex="10pt"/>
    </style:style>
    <style:style style:name="T18" style:family="text">
      <style:text-properties fo:font-size="10pt" officeooo:rsid="00186663" style:font-size-asian="10pt" style:font-size-complex="10pt"/>
    </style:style>
    <style:style style:name="T19" style:family="text">
      <style:text-properties fo:font-size="10pt" officeooo:rsid="001a92f2" style:font-size-asian="10pt" style:font-size-complex="10pt"/>
    </style:style>
    <style:style style:name="T20" style:family="text">
      <style:text-properties officeooo:rsid="000b34d2"/>
    </style:style>
    <style:style style:name="T21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2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186663" style:font-name-asian="Microsoft YaHei" style:font-size-asian="14pt" style:font-name-complex="Arial" style:font-size-complex="14pt"/>
    </style:style>
    <style:style style:name="T26" style:family="text">
      <style:text-properties officeooo:rsid="000b3e23"/>
    </style:style>
    <style:style style:name="T27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istema de </text:span><text:span text:style-name="T13">Gerenciamento de Teatro</text:span><text:line-break/>Caso de Uso: <text:span text:style-name="T25">Incluir</text:span><text:span text:style-name="T23"> peça, sessão ou sala</text:span></text:p>
      <text:list xml:id="list338098765" text:style-name="WWNum1a">
        <text:list-item>
          <text:p text:style-name="P8">Descrição</text:p>
        </text:list-item>
      </text:list>
      <text:p text:style-name="P17"><text:span text:style-name="T14">Este </text:span><text:span text:style-name="T19">caso de uso</text:span><text:span text:style-name="T14"> descreve como é feita </text:span><text:span text:style-name="T5">a </text:span><text:span text:style-name="T8">Inclusão</text:span><text:span text:style-name="T6"> </text:span><text:span text:style-name="T5">de peça</text:span><text:span text:style-name="T6">s</text:span><text:span text:style-name="T5">, sessões e salas</text:span><text:span text:style-name="T4">.</text:span></text:p>
      <text:list xml:id="list171125966542213" text:continue-numbering="true" text:style-name="WWNum1a">
        <text:list-item>
          <text:p text:style-name="P8">Descrição do Ator</text:p>
          <text:list>
            <text:list-item>
              <text:p text:style-name="P10">Participante</text:p>
            </text:list-item>
          </text:list>
        </text:list-item>
        <text:list-item>
          <text:p text:style-name="P8">Pré-requisito</text:p>
        </text:list-item>
      </text:list>
      <text:p text:style-name="P2"><text:span text:style-name="T14">1. </text:span><text:span text:style-name="T4">Está autenticado.</text:span></text:p>
      <text:list xml:id="list171126163167532" text:continue-numbering="true" text:style-name="WWNum1a">
        <text:list-item>
          <text:p text:style-name="P8">Fluxo básico de eventos</text:p>
        </text:list-item>
      </text:list>
      <text:list xml:id="list1013159455" text:style-name="WWNum2a">
        <text:list-item>
          <text:p text:style-name="P12"><text:span text:style-name="T16">O Participante </text:span><text:span text:style-name="T8">preenche os dados de uma peça, sessão ou sala</text:span><text:span text:style-name="T16">.</text:span></text:p>
        </text:list-item>
        <text:list-item>
          <text:p text:style-name="P12"><text:span text:style-name="T16">Será mostrada uma tela </text:span><text:span text:style-name="T5">exibindo </text:span><text:span text:style-name="T8">as</text:span><text:span text:style-name="T5"> informações </text:span><text:span text:style-name="T8">preenchidas</text:span><text:span text:style-name="T14">.</text:span></text:p>
        </text:list-item>
        <text:list-item>
          <text:p text:style-name="P13"><text:span text:style-name="T5">Apos ver as informações o </text:span><text:span text:style-name="T8">participante pode confirmar</text:span><text:span text:style-name="T14">.</text:span></text:p>
        </text:list-item>
        <text:list-item>
          <text:p text:style-name="P14"><text:span text:style-name="T14">Será exibida uma mensagem de confirmação de inclusão e o participante voltara para a tela inicial.</text:span></text:p>
        </text:list-item>
      </text:list>
      <text:list xml:id="list171125103851369" text:continue-list="list171126163167532" text:style-name="WWNum1a">
        <text:list-item>
          <text:p text:style-name="P9">Fluxos alternativos</text:p>
          <text:p text:style-name="P9"><text:span text:style-name="T20">5.1 </text:span><text:span text:style-name="T24">Sessão, peça ou sala</text:span><text:span text:style-name="T22"> não encontrad</text:span><text:span text:style-name="T24">a</text:span><text:span text:style-name="T22">.</text:span></text:p>
        </text:list-item>
      </text:list>
      <text:list xml:id="list4050580731" text:style-name="L1">
        <text:list-header>
          <text:p text:style-name="P15"><text:span text:style-name="T4">Caso o </text:span><text:span text:style-name="T7">objeto</text:span><text:span text:style-name="T4"> pesquisado </text:span><text:span text:style-name="T8">já</text:span><text:span text:style-name="T4"> se encontr</text:span><text:span text:style-name="T7">e</text:span><text:span text:style-name="T4"> no banco de dados</text:span><text:span text:style-name="T14">:</text:span></text:p>
        </text:list-header>
        <text:list-item>
          <text:p text:style-name="P18"><text:span text:style-name="T15"><text:s/></text:span><text:span text:style-name="T14">O sistema informa ao </text:span><text:span text:style-name="T16">participante</text:span><text:span text:style-name="T14"> que </text:span><text:span text:style-name="T2">a</text:span><text:span text:style-name="T4">quele </text:span><text:span text:style-name="T8">objeto</text:span><text:span text:style-name="T4"> </text:span><text:span text:style-name="T8">já está no banco de dados</text:span><text:span text:style-name="T3">.</text:span></text:p>
        </text:list-item>
      </text:list>
      <text:list xml:id="list171125645672199" text:continue-list="list171125103851369" text:style-name="WWNum1a">
        <text:list-header>
          <text:p text:style-name="P9"><text:span text:style-name="T20">5.2 </text:span><text:span text:style-name="T21">Falha no p</text:span><text:span text:style-name="T22">reenchimento de dados</text:span></text:p>
        </text:list-header>
      </text:list>
      <text:list xml:id="list1676177184" text:style-name="L2">
        <text:list-header>
          <text:p text:style-name="P16"><text:span text:style-name="T3">Em caso de </text:span><text:span text:style-name="T4">dados preenchidos incorretamente</text:span><text:span text:style-name="T14">:</text:span></text:p>
        </text:list-header>
        <text:list-item>
          <text:p text:style-name="P19"><text:span text:style-name="T14">O sistema informa ao usuário que </text:span><text:span text:style-name="T17">houve falha n</text:span><text:span text:style-name="T18">o preenchimento dos dados.</text:span></text:p>
        </text:list-item>
        <text:list-item>
          <text:p text:style-name="P19"><text:span text:style-name="T3">O </text:span><text:span text:style-name="T2">sistema pede que refaça </text:span><text:span text:style-name="T3">o processo e tente novamente </text:span><text:span text:style-name="T4">ou volte a tela anterior</text:span><text:span text:style-name="T3">. </text:span><text:bookmark-start text:name="_heading=h.e9sl33f212yp"/></text:p>
        </text:list-item>
      </text:list>
      <text:list xml:id="list171124463969534" text:continue-list="list171125645672199" text:style-name="WWNum1a">
        <text:list-item>
          <text:p text:style-name="P8">Cenários chave</text:p>
          <text:list>
            <text:list-item>
              <text:p text:style-name="P11">Erro ao conectar com o banco de dados.</text:p>
            </text:list-item>
          </text:list>
        </text:list-item>
        <text:list-item>
          <text:p text:style-name="P8">Pós-condição</text:p>
          <text:list>
            <text:list-item>
              <text:p text:style-name="P11"><text:span text:style-name="T24">Alteração</text:span><text:span text:style-name="T22"> feita com sucesso</text:span><text:span text:style-name="T26">. </text:span></text:p>
            </text:list-item>
          </text:list>
        </text:list-item>
      </text:list>
      <text:p text:style-name="P4"><text:span text:style-name="T9">O participante conseguiu </text:span><text:span text:style-name="T12">incluir</text:span><text:span text:style-name="T11"> as informações</text:span><text:span text:style-name="T10"> do objeto e foi redirecionado para a tela inicial</text:span><text:span text:style-name="T9">.</text:span><text:bookmark-start text:name="_heading=h.3ybgif14tkxo"/></text:p>
      <text:list xml:id="list171125579634351" text:continue-numbering="true" text:style-name="WWNum1a">
        <text:list-item>
          <text:list>
            <text:list-item>
              <text:p text:style-name="P11"><text:soft-page-break/>Falha <text:span text:style-name="T21">na </text:span><text:span text:style-name="T24">alteração</text:span><text:bookmark-start text:name="_heading=h.i3hgy9e01tu0"/></text:p>
            </text:list-item>
          </text:list>
        </text:list-item>
      </text:list>
      <text:p text:style-name="P5">O <text:span text:style-name="T27">participante não conseguiu </text:span><text:span text:style-name="T12">incluir</text:span><text:span text:style-name="T11"> as informações</text:span><text:span text:style-name="T10"> do objeto e</text:span><text:span text:style-name="T27"> foi redirecionado para a tela inicial.</text:span></text:p>
      <text:list xml:id="list171125087671137" text:continue-numbering="true" text:style-name="WWNum1a">
        <text:list-item>
          <text:p text:style-name="P8">Requisitos especiais</text:p>
        </text:list-item>
      </text:list>
      <text:p text:style-name="P3"/>
      <text:p text:style-name="P1"/>
      <text:p text:style-name="P7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8M8S</meta:editing-duration>
    <meta:editing-cycles>13</meta:editing-cycles>
    <meta:generator>LibreOffice/7.1.5.2$Windows_X86_64 LibreOffice_project/85f04e9f809797b8199d13c421bd8a2b025d52b5</meta:generator>
    <dc:date>2021-10-18T17:11:23.911000000</dc:date>
    <meta:document-statistic meta:table-count="0" meta:image-count="0" meta:object-count="0" meta:page-count="2" meta:paragraph-count="28" meta:word-count="227" meta:character-count="1311" meta:non-whitespace-character-count="1128"/>
  </office:meta>
</office:document-meta>
</file>